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148.96mm" svg:y="6.11mm">
            <loext:p draw:notify-on-update-of-ranges="Sheet1.F2:Sheet1.F4 Sheet1.B1:Sheet1.B1 Sheet1.B2:Sheet1.B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hrottle</text:p>
          </table:table-cell>
          <table:table-cell office:value-type="string" calcext:value-type="string">
            <text:p>Thrust (N)</text:p>
          </table:table-cell>
          <table:table-cell office:value-type="string" calcext:value-type="string">
            <text:p>Kv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RPM Max</text:p>
          </table:table-cell>
          <table:table-cell office:value-type="string" calcext:value-type="string">
            <text:p>RPM Re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office:value-type="float" office:value="11.91" calcext:value-type="float">
            <text:p>11.91</text:p>
          </table:table-cell>
          <table:table-cell table:formula="of:=[.C2]*[.D2]" office:value-type="float" office:value="14768.4" calcext:value-type="float">
            <text:p>14768.4</text:p>
          </table:table-cell>
          <table:table-cell table:formula="of:=[.A2]*[.E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3.53" calcext:value-type="float">
            <text:p>3.53</text:p>
          </table:table-cell>
          <table:table-cell office:value-type="float" office:value="1240" calcext:value-type="float">
            <text:p>1240</text:p>
          </table:table-cell>
          <table:table-cell office:value-type="float" office:value="11.71" calcext:value-type="float">
            <text:p>11.71</text:p>
          </table:table-cell>
          <table:table-cell table:formula="of:=[.C3]*[.D3]" office:value-type="float" office:value="14520.4" calcext:value-type="float">
            <text:p>14520.4</text:p>
          </table:table-cell>
          <table:table-cell table:formula="of:=[.A3]*[.E3]" office:value-type="float" office:value="6606.782" calcext:value-type="float">
            <text:p>6606.7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5" calcext:value-type="float">
            <text:p>7.85</text:p>
          </table:table-cell>
          <table:table-cell office:value-type="float" office:value="1240" calcext:value-type="float">
            <text:p>1240</text:p>
          </table:table-cell>
          <table:table-cell office:value-type="float" office:value="11.6" calcext:value-type="float">
            <text:p>11.6</text:p>
          </table:table-cell>
          <table:table-cell table:formula="of:=[.C4]*[.D4]" office:value-type="float" office:value="14384" calcext:value-type="float">
            <text:p>14384</text:p>
          </table:table-cell>
          <table:table-cell table:formula="of:=[.A4]*[.E4]" office:value-type="float" office:value="14384" calcext:value-type="float">
            <text:p>14384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table:formula="of:=([.B4]-[.B3])/([.F4]-[.F3])" office:value-type="float" office:value="0.000555468549293591" calcext:value-type="float">
            <text:p>0.0005554685</text:p>
          </table:table-cell>
          <table:table-cell table:formula="of:=[.B10]*[.F3]" office:value-type="float" office:value="3.66985961303901" calcext:value-type="float">
            <text:p>3.669859613</text:p>
          </table:table-cell>
          <table:table-cell table:formula="of:=[.B3]-[.C10]" office:value-type="float" office:value="-0.139859613039008" calcext:value-type="float">
            <text:p>-0.13985961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formula="of:=[.B10]*[.F3]+[.D10]" office:value-type="float" office:value="3.53" calcext:value-type="float">
            <text:p>3.5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B10]*[.F4]+[.D10]" office:value-type="float" office:value="7.85" calcext:value-type="float">
            <text:p>7.8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pm_max</text:p>
          </table:table-cell>
          <table:table-cell table:formula="of:=[.C4]*[.D4]" office:value-type="float" office:value="14384" calcext:value-type="float">
            <text:p>14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ust_single</text:p>
          </table:table-cell>
          <table:table-cell table:formula="of:=[.B10]*[.B15]+[.D10]" office:value-type="float" office:value="7.85" calcext:value-type="float">
            <text:p>7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Tx</text:p>
          </table:table-cell>
          <table:table-cell table:formula="of:=1/(4*0.225*SIN(PI()/4)*[.B16])" office:value-type="float" office:value="0.200171771036532" calcext:value-type="float">
            <text:p>0.20017177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04:18:00.135621728</meta:creation-date>
    <dc:date>2018-06-30T04:48:11.496978920</dc:date>
    <meta:editing-duration>PT8M</meta:editing-duration>
    <meta:editing-cycles>1</meta:editing-cycles>
    <meta:document-statistic meta:table-count="1" meta:cell-count="37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1.876cm" svg:y="3.954cm" style:legend-expansion="high" chart:style-name="ch2"/>
        <chart:plot-area chart:style-name="ch3" table:cell-range-address="Sheet1.F2:Sheet1.F4 Sheet1.B1:Sheet1.B4" chart:data-source-has-labels="both" svg:x="0.319cm" svg:y="0.18cm" svg:width="11.238cm" svg:height="8.645cm">
          <chartooo:coordinate-region svg:x="0.755cm" svg:y="0.379cm" svg:width="10.337cm" svg:height="7.799cm"/>
          <chart:axis chart:dimension="x" chart:name="primary-x" chart:style-name="ch4" chartooo:axis-type="auto">
            <chartooo:date-scale/>
            <chart:categories table:cell-range-address="Sheet1.F2:Sheet1.F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" chart:label-cell-address="Sheet1.B1:Sheet1.B1" chart:class="chart:line">
            <chart:regression-curve chart:style-name="ch7">
              <chart:equation chart:display-equation="true" chart:display-r-square="false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ust (N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F2:Sheet1.F4</svg:desc>
                </draw:g>
              </table:table-cell>
              <table:table-cell office:value-type="float" office:value="0">
                <text:p>0</text:p>
                <draw:g>
                  <svg:desc>Sheet1.B2:Sheet1.B4</svg:desc>
                </draw:g>
              </table:table-cell>
            </table:table-row>
            <table:table-row>
              <table:table-cell office:value-type="float" office:value="6606.782">
                <text:p>6606.782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float" office:value="14384">
                <text:p>14384</text:p>
              </table:table-cell>
              <table:table-cell office:value-type="float" office:value="7.85">
                <text:p>7.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